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3c75" officeooo:paragraph-rsid="00133c75"/>
    </style:style>
    <style:style style:name="P2" style:family="paragraph" style:parent-style-name="Standard">
      <style:paragraph-properties style:writing-mode="lr-tb"/>
      <style:text-properties officeooo:rsid="00133c75" officeooo:paragraph-rsid="00133c75"/>
    </style:style>
    <style:style style:name="P3" style:family="paragraph" style:parent-style-name="Standard">
      <style:text-properties officeooo:rsid="00138f89" officeooo:paragraph-rsid="00138f89"/>
    </style:style>
    <style:style style:name="T1" style:family="text">
      <style:text-properties officeooo:rsid="001417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ados do Usuario : Nome , CPF, E-mail, Celular, Senha, <text:span text:style-name="T1">NumeroConta</text:span>;</text:p>
      <text:p text:style-name="P1"/>
      <text:p text:style-name="P1">Conta : <text:span text:style-name="T1">NumeroContaEmissor, NumeroContaReceptor, </text:span><text:s/>Saldo, Chave Pix;</text:p>
      <text:p text:style-name="P1"/>
      <text:p text:style-name="P1"/>
      <text:p text:style-name="P3">Extrato: Date, NomeEmissor , Nome<text:span text:style-name="T1">Receptor, valorTransferencia, TipoTransferencia ;</text:span> 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9T10:33:28.760138620</meta:creation-date>
    <dc:date>2025-12-29T11:06:27.442574682</dc:date>
    <meta:editing-duration>PT12M3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3" meta:word-count="26" meta:character-count="217" meta:non-whitespace-character-count="192"/>
  </office:meta>
</office:document-meta>
</file>